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/>
      <style:text-properties style:font-name="新細明體" style:font-name-asian="標楷體" fo:font-size="18pt" style:font-size-asian="18pt"/>
    </style:style>
    <style:style style:name="P2" style:parent-style-name="內文" style:family="paragraph">
      <style:paragraph-properties fo:text-align="center"/>
      <style:text-properties style:font-name="新細明體" style:font-name-asian="標楷體"/>
    </style:style>
    <style:style style:name="P3" style:parent-style-name="內文" style:family="paragraph">
      <style:paragraph-properties fo:text-align="center"/>
    </style:style>
    <style:style style:name="T4" style:parent-style-name="預設段落字型" style:family="text">
      <style:text-properties style:font-name="新細明體" style:font-name-asian="標楷體" fo:font-size="18pt" style:font-size-asian="18pt"/>
    </style:style>
    <style:style style:name="T5" style:parent-style-name="預設段落字型" style:family="text">
      <style:text-properties style:font-name="新細明體" style:font-name-asian="標楷體" fo:font-size="18pt" style:font-size-asian="18pt"/>
    </style:style>
    <style:style style:name="P6" style:parent-style-name="內文" style:family="paragraph">
      <style:paragraph-properties fo:text-align="start"/>
    </style:style>
    <style:style style:name="T7" style:parent-style-name="預設段落字型" style:family="text">
      <style:text-properties style:font-name="新細明體" style:font-name-asian="標楷體"/>
    </style:style>
    <style:style style:name="T8" style:parent-style-name="預設段落字型" style:family="text">
      <style:text-properties style:font-name="新細明體" style:font-name-asian="標楷體" fo:font-size="14pt" style:font-size-asian="14pt"/>
    </style:style>
    <style:style style:name="T9" style:parent-style-name="預設段落字型" style:family="text">
      <style:text-properties style:font-name="新細明體" style:font-name-asian="標楷體" fo:font-size="14pt" style:font-size-asian="14pt"/>
    </style:style>
    <style:style style:name="T10" style:parent-style-name="預設段落字型" style:family="text">
      <style:text-properties style:font-name="新細明體" style:font-name-asian="標楷體" fo:font-size="14pt" style:font-size-asian="14pt"/>
    </style:style>
    <style:style style:name="T11" style:parent-style-name="預設段落字型" style:family="text">
      <style:text-properties style:font-name="新細明體" style:font-name-asian="標楷體"/>
    </style:style>
    <style:style style:name="P12" style:parent-style-name="內文" style:family="paragraph">
      <style:paragraph-properties fo:margin-top="0.1666in"/>
      <style:text-properties style:font-name="新細明體" style:font-name-asian="標楷體" fo:font-size="14pt" style:font-size-asian="14pt"/>
    </style:style>
    <style:style style:name="P13" style:parent-style-name="內文" style:family="paragraph">
      <style:paragraph-properties fo:margin-top="0.1666in"/>
    </style:style>
    <style:style style:name="T14" style:parent-style-name="預設段落字型" style:family="text">
      <style:text-properties style:font-name="新細明體" style:font-name-asian="標楷體" fo:font-size="14pt" style:font-size-asian="14pt"/>
    </style:style>
    <style:style style:name="P15" style:parent-style-name="內文" style:family="paragraph">
      <style:paragraph-properties fo:margin-top="0.1666in"/>
    </style:style>
    <style:style style:name="T16" style:parent-style-name="預設段落字型" style:family="text">
      <style:text-properties style:font-name="新細明體" style:font-name-asian="標楷體" fo:font-size="14pt" style:font-size-asian="14pt"/>
    </style:style>
    <style:style style:name="P17" style:parent-style-name="內文" style:family="paragraph">
      <style:paragraph-properties fo:margin-top="0.1666in"/>
    </style:style>
    <style:style style:name="T18" style:parent-style-name="預設段落字型" style:family="text">
      <style:text-properties style:font-name="新細明體" style:font-name-asian="標楷體" fo:font-size="14pt" style:font-size-asian="14pt"/>
    </style:style>
    <style:style style:name="P19" style:parent-style-name="內文" style:family="paragraph">
      <style:text-properties style:font-name="標楷體" style:font-name-asian="標楷體" fo:font-weight="bold" style:font-weight-asian="bold"/>
    </style:style>
    <style:style style:name="TableColumn21" style:family="table-column">
      <style:table-column-properties style:column-width="1.4in" style:use-optimal-column-width="false"/>
    </style:style>
    <style:style style:name="TableColumn22" style:family="table-column">
      <style:table-column-properties style:column-width="1.4in" style:use-optimal-column-width="false"/>
    </style:style>
    <style:style style:name="TableColumn23" style:family="table-column">
      <style:table-column-properties style:column-width="1.4in" style:use-optimal-column-width="false"/>
    </style:style>
    <style:style style:name="TableColumn24" style:family="table-column">
      <style:table-column-properties style:column-width="1.4in" style:use-optimal-column-width="false"/>
    </style:style>
    <style:style style:name="TableColumn25" style:family="table-column">
      <style:table-column-properties style:column-width="1.4in" style:use-optimal-column-width="false"/>
    </style:style>
    <style:style style:name="Table20" style:family="table">
      <style:table-properties style:width="7in" fo:margin-left="0.1027in" table:align="left"/>
    </style:style>
    <style:style style:name="TableRow26" style:family="table-row">
      <style:table-row-properties style:min-row-height="0.3333in" style:use-optimal-row-height="false" fo:keep-together="always"/>
    </style:style>
    <style:style style:name="TableCell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fo:text-align="center"/>
      <style:text-properties style:font-name="新細明體" style:font-name-asian="標楷體"/>
    </style:style>
    <style:style style:name="TableCell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fo:text-align="center"/>
      <style:text-properties style:font-name="新細明體" style:font-name-asian="標楷體"/>
    </style:style>
    <style:style style:name="TableCell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fo:text-align="center"/>
      <style:text-properties style:font-name="新細明體" style:font-name-asian="標楷體"/>
    </style:style>
    <style:style style:name="P33" style:parent-style-name="內文" style:family="paragraph">
      <style:paragraph-properties fo:text-align="center"/>
      <style:text-properties style:font-name="新細明體" style:font-name-asian="標楷體"/>
    </style:style>
    <style:style style:name="TableCell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" style:parent-style-name="內文" style:family="paragraph">
      <style:paragraph-properties fo:text-align="center"/>
      <style:text-properties style:font-name="新細明體" style:font-name-asian="標楷體"/>
    </style:style>
    <style:style style:name="P36" style:parent-style-name="內文" style:family="paragraph">
      <style:paragraph-properties fo:text-align="center"/>
      <style:text-properties style:font-name="新細明體" style:font-name-asian="標楷體"/>
    </style:style>
    <style:style style:name="TableCell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fo:text-align="center"/>
      <style:text-properties style:font-name="新細明體" style:font-name-asian="標楷體"/>
    </style:style>
    <style:style style:name="TableRow39" style:family="table-row">
      <style:table-row-properties style:min-row-height="0.4166in" style:use-optimal-row-height="false" fo:keep-together="always"/>
    </style:style>
    <style:style style:name="TableCell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style:font-name="新細明體" style:font-name-asian="標楷體"/>
    </style:style>
    <style:style style:name="TableCell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style:font-name="新細明體" style:font-name-asian="標楷體"/>
    </style:style>
    <style:style style:name="TableCell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style:font-name="新細明體" style:font-name-asian="標楷體"/>
    </style:style>
    <style:style style:name="TableCell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style:font-name="新細明體" style:font-name-asian="標楷體"/>
    </style:style>
    <style:style style:name="TableCell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style:font-name="新細明體" style:font-name-asian="標楷體"/>
    </style:style>
    <style:style style:name="TableRow50" style:family="table-row">
      <style:table-row-properties style:min-row-height="0.4166in" style:use-optimal-row-height="false" fo:keep-together="always"/>
    </style:style>
    <style:style style:name="TableCell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style:font-name="新細明體" style:font-name-asian="標楷體"/>
    </style:style>
    <style:style style:name="TableCell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style:font-name="新細明體" style:font-name-asian="標楷體"/>
    </style:style>
    <style:style style:name="TableCell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style:font-name="新細明體" style:font-name-asian="標楷體"/>
    </style:style>
    <style:style style:name="TableCell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style:font-name="新細明體" style:font-name-asian="標楷體"/>
    </style:style>
    <style:style style:name="TableCell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style:font-name="新細明體" style:font-name-asian="標楷體"/>
    </style:style>
    <style:style style:name="TableRow61" style:family="table-row">
      <style:table-row-properties style:min-row-height="0.4166in" style:use-optimal-row-height="false" fo:keep-together="always"/>
    </style:style>
    <style:style style:name="TableCell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center"/>
      <style:text-properties style:font-name="新細明體" style:font-name-asian="標楷體"/>
    </style:style>
    <style:style style:name="TableCell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center"/>
      <style:text-properties style:font-name="新細明體" style:font-name-asian="標楷體"/>
    </style:style>
    <style:style style:name="TableCell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text-align="center"/>
      <style:text-properties style:font-name="新細明體" style:font-name-asian="標楷體"/>
    </style:style>
    <style:style style:name="TableCell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/>
      <style:text-properties style:font-name="新細明體" style:font-name-asian="標楷體"/>
    </style:style>
    <style:style style:name="TableCell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/>
      <style:text-properties style:font-name="新細明體" style:font-name-asian="標楷體"/>
    </style:style>
    <style:style style:name="TableRow72" style:family="table-row">
      <style:table-row-properties style:min-row-height="0.4166in" style:use-optimal-row-height="false" fo:keep-together="always"/>
    </style:style>
    <style:style style:name="TableCell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style:font-name="新細明體" style:font-name-asian="標楷體"/>
    </style:style>
    <style:style style:name="TableCell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style:font-name="新細明體" style:font-name-asian="標楷體"/>
    </style:style>
    <style:style style:name="TableCell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style:font-name="新細明體" style:font-name-asian="標楷體"/>
    </style:style>
    <style:style style:name="TableCell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/>
      <style:text-properties style:font-name="新細明體" style:font-name-asian="標楷體"/>
    </style:style>
    <style:style style:name="TableCell8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center"/>
      <style:text-properties style:font-name="新細明體" style:font-name-asian="標楷體"/>
    </style:style>
    <style:style style:name="TableRow83" style:family="table-row">
      <style:table-row-properties style:min-row-height="0.4166in" style:use-optimal-row-height="false" fo:keep-together="always"/>
    </style:style>
    <style:style style:name="TableCell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center"/>
      <style:text-properties style:font-name="新細明體" style:font-name-asian="標楷體"/>
    </style:style>
    <style:style style:name="TableCell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/>
      <style:text-properties style:font-name="新細明體" style:font-name-asian="標楷體"/>
    </style:style>
    <style:style style:name="TableCell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align="center"/>
      <style:text-properties style:font-name="新細明體" style:font-name-asian="標楷體"/>
    </style:style>
    <style:style style:name="TableCell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center"/>
      <style:text-properties style:font-name="新細明體" style:font-name-asian="標楷體"/>
    </style:style>
    <style:style style:name="TableCell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/>
      <style:text-properties style:font-name="新細明體" style:font-name-asian="標楷體"/>
    </style:style>
    <style:style style:name="TableRow94" style:family="table-row">
      <style:table-row-properties style:min-row-height="0.4166in" style:use-optimal-row-height="false" fo:keep-together="always"/>
    </style:style>
    <style:style style:name="TableCell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/>
      <style:text-properties style:font-name="新細明體" style:font-name-asian="標楷體"/>
    </style:style>
    <style:style style:name="TableCell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/>
      <style:text-properties style:font-name="新細明體" style:font-name-asian="標楷體"/>
    </style:style>
    <style:style style:name="TableCell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/>
      <style:text-properties style:font-name="新細明體" style:font-name-asian="標楷體"/>
    </style:style>
    <style:style style:name="TableCell1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/>
      <style:text-properties style:font-name="新細明體" style:font-name-asian="標楷體"/>
    </style:style>
    <style:style style:name="TableCell1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style:font-name="新細明體" style:font-name-asian="標楷體"/>
    </style:style>
    <style:style style:name="TableRow105" style:family="table-row">
      <style:table-row-properties style:min-row-height="0.4166in" style:use-optimal-row-height="false" fo:keep-together="always"/>
    </style:style>
    <style:style style:name="TableCell1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/>
      <style:text-properties style:font-name="新細明體" style:font-name-asian="標楷體"/>
    </style:style>
    <style:style style:name="TableCell1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  <style:text-properties style:font-name="新細明體" style:font-name-asian="標楷體"/>
    </style:style>
    <style:style style:name="TableCell1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/>
      <style:text-properties style:font-name="新細明體" style:font-name-asian="標楷體"/>
    </style:style>
    <style:style style:name="TableCell1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text-align="center"/>
      <style:text-properties style:font-name="新細明體" style:font-name-asian="標楷體"/>
    </style:style>
    <style:style style:name="TableCell1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/>
      <style:text-properties style:font-name="新細明體" style:font-name-asian="標楷體"/>
    </style:style>
    <style:style style:name="TableRow116" style:family="table-row">
      <style:table-row-properties style:min-row-height="0.4166in" style:use-optimal-row-height="false" fo:keep-together="always"/>
    </style:style>
    <style:style style:name="TableCell1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style:font-name="新細明體" style:font-name-asian="標楷體"/>
    </style:style>
    <style:style style:name="TableCell1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/>
      <style:text-properties style:font-name="新細明體" style:font-name-asian="標楷體"/>
    </style:style>
    <style:style style:name="TableCell1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fo:text-align="center"/>
      <style:text-properties style:font-name="新細明體" style:font-name-asian="標楷體"/>
    </style:style>
    <style:style style:name="TableCell1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fo:text-align="center"/>
      <style:text-properties style:font-name="新細明體" style:font-name-asian="標楷體"/>
    </style:style>
    <style:style style:name="TableCell1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/>
      <style:text-properties style:font-name="新細明體" style:font-name-asian="標楷體"/>
    </style:style>
    <style:style style:name="TableRow127" style:family="table-row">
      <style:table-row-properties style:min-row-height="0.4166in" style:use-optimal-row-height="false" fo:keep-together="always"/>
    </style:style>
    <style:style style:name="TableCell1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/>
      <style:text-properties style:font-name="新細明體" style:font-name-asian="標楷體"/>
    </style:style>
    <style:style style:name="TableCell1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fo:text-align="center"/>
      <style:text-properties style:font-name="新細明體" style:font-name-asian="標楷體"/>
    </style:style>
    <style:style style:name="TableCell1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3" style:parent-style-name="內文" style:family="paragraph">
      <style:paragraph-properties fo:text-align="center"/>
      <style:text-properties style:font-name="新細明體" style:font-name-asian="標楷體"/>
    </style:style>
    <style:style style:name="TableCell1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/>
      <style:text-properties style:font-name="新細明體" style:font-name-asian="標楷體"/>
    </style:style>
    <style:style style:name="TableCell1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center"/>
      <style:text-properties style:font-name="新細明體" style:font-name-asian="標楷體"/>
    </style:style>
    <style:style style:name="TableRow138" style:family="table-row">
      <style:table-row-properties style:min-row-height="0.4166in" style:use-optimal-row-height="false" fo:keep-together="always"/>
    </style:style>
    <style:style style:name="TableCell1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/>
      <style:text-properties style:font-name="新細明體" style:font-name-asian="標楷體"/>
    </style:style>
    <style:style style:name="TableCell1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/>
      <style:text-properties style:font-name="新細明體" style:font-name-asian="標楷體"/>
    </style:style>
    <style:style style:name="TableCell1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center"/>
      <style:text-properties style:font-name="新細明體" style:font-name-asian="標楷體"/>
    </style:style>
    <style:style style:name="TableCell1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/>
      <style:text-properties style:font-name="新細明體" style:font-name-asian="標楷體"/>
    </style:style>
    <style:style style:name="TableCell1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8" style:parent-style-name="內文" style:family="paragraph">
      <style:paragraph-properties fo:text-align="center"/>
      <style:text-properties style:font-name="新細明體" style:font-name-asian="標楷體"/>
    </style:style>
    <style:style style:name="TableRow149" style:family="table-row">
      <style:table-row-properties style:min-row-height="0.4166in" style:use-optimal-row-height="false" fo:keep-together="always"/>
    </style:style>
    <style:style style:name="TableCell1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center"/>
      <style:text-properties style:font-name="新細明體" style:font-name-asian="標楷體"/>
    </style:style>
    <style:style style:name="TableCell1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style:font-name="新細明體" style:font-name-asian="標楷體"/>
    </style:style>
    <style:style style:name="TableCell1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/>
      <style:text-properties style:font-name="新細明體" style:font-name-asian="標楷體"/>
    </style:style>
    <style:style style:name="TableCell1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center"/>
      <style:text-properties style:font-name="新細明體" style:font-name-asian="標楷體"/>
    </style:style>
    <style:style style:name="TableCell1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style:font-name="新細明體" style:font-name-asian="標楷體"/>
    </style:style>
    <style:style style:name="TableRow160" style:family="table-row">
      <style:table-row-properties style:min-row-height="0.4166in" style:use-optimal-row-height="false" fo:keep-together="always"/>
    </style:style>
    <style:style style:name="TableCell1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text-align="center"/>
      <style:text-properties style:font-name="新細明體" style:font-name-asian="標楷體"/>
    </style:style>
    <style:style style:name="TableCell1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/>
      <style:text-properties style:font-name="新細明體" style:font-name-asian="標楷體"/>
    </style:style>
    <style:style style:name="TableCell1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center"/>
      <style:text-properties style:font-name="新細明體" style:font-name-asian="標楷體"/>
    </style:style>
    <style:style style:name="TableCell1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center"/>
      <style:text-properties style:font-name="新細明體" style:font-name-asian="標楷體"/>
    </style:style>
    <style:style style:name="TableCell1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/>
      <style:text-properties style:font-name="新細明體" style:font-name-asian="標楷體"/>
    </style:style>
    <style:style style:name="TableRow171" style:family="table-row">
      <style:table-row-properties style:min-row-height="0.4166in" style:use-optimal-row-height="false" fo:keep-together="always"/>
    </style:style>
    <style:style style:name="TableCell1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/>
      <style:text-properties style:font-name="新細明體" style:font-name-asian="標楷體"/>
    </style:style>
    <style:style style:name="TableCell1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/>
      <style:text-properties style:font-name="新細明體" style:font-name-asian="標楷體"/>
    </style:style>
    <style:style style:name="TableCell1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center"/>
      <style:text-properties style:font-name="新細明體" style:font-name-asian="標楷體"/>
    </style:style>
    <style:style style:name="TableCell1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/>
      <style:text-properties style:font-name="新細明體" style:font-name-asian="標楷體"/>
    </style:style>
    <style:style style:name="TableCell1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/>
      <style:text-properties style:font-name="新細明體" style:font-name-asian="標楷體"/>
    </style:style>
    <style:style style:name="TableRow182" style:family="table-row">
      <style:table-row-properties style:min-row-height="0.4166in" style:use-optimal-row-height="false" fo:keep-together="always"/>
    </style:style>
    <style:style style:name="TableCell18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  <style:text-properties style:font-name="新細明體" style:font-name-asian="標楷體"/>
    </style:style>
    <style:style style:name="TableCell18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  <style:text-properties style:font-name="新細明體" style:font-name-asian="標楷體"/>
    </style:style>
    <style:style style:name="TableCell1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  <style:text-properties style:font-name="新細明體" style:font-name-asian="標楷體"/>
    </style:style>
    <style:style style:name="TableCell1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style:font-name="新細明體" style:font-name-asian="標楷體"/>
    </style:style>
    <style:style style:name="TableCell1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  <style:text-properties style:font-name="新細明體" style:font-name-asian="標楷體"/>
    </style:style>
    <style:style style:name="P193" style:parent-style-name="內文" style:family="paragraph">
      <style:text-properties style:font-name="標楷體" style:font-name-asian="標楷體" fo:font-weight="bold" style:font-weight-asian="bold"/>
    </style:style>
    <style:style style:name="P194" style:parent-style-name="內文" style:family="paragraph">
      <style:text-properties style:font-name="標楷體" style:font-name-asian="標楷體" fo:font-weight="bold" style:font-weight-asian="bold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建築物室內裝修竣工材料書<text:s text:c="2"/></text:p>
      <text:p text:style-name="P2"><text:s text:c="55"/></text:p>
      <text:p text:style-name="P3"><text:span text:style-name="T4"><draw:connector draw:type="line" svg:x1="0.08333in" svg:y1="0.13125in" svg:x2="7.07153in" svg:y2="0.13125in" draw:z-index="251657216" draw:id="id0" draw:style-name="a0" draw:name="Line 18" text:anchor-type="paragraph"><svg:title/><svg:desc/></draw:connector></text:span><text:span text:style-name="T5"><text:s text:c="10"/></text:span></text:p>
      <text:p text:style-name="P6"><text:span text:style-name="T7"><text:s/></text:span><text:span text:style-name="T8">依據建築法第七十七條之二第一項第二款規定，裝修材料應合於建築技術</text:span></text:p>
      <text:p text:style-name="內文"><text:span text:style-name="T9"><text:s/></text:span><text:span text:style-name="T10">規則之規定。</text:span></text:p>
      <text:p text:style-name="內文"><text:span text:style-name="T11"><draw:connector draw:type="line" svg:x1="0.08333in" svg:y1="0.11667in" svg:x2="7.07153in" svg:y2="0.11667in" draw:z-index="251658240" draw:id="id1" draw:style-name="a1" draw:name="Line 19" text:anchor-type="paragraph"><svg:title/><svg:desc/></draw:connector></text:span></text:p>
      <text:p text:style-name="P12">【地址】<text:s text:c="16"/></text:p>
      <text:p text:style-name="P13"><text:span text:style-name="T14">【專業設計技術人員】</text:span></text:p>
      <text:p text:style-name="P15"><text:span text:style-name="T16">【姓名】</text:span></text:p>
      <text:p text:style-name="P17"><text:span text:style-name="T18">【登記證字號】</text:span>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材<text:s/>料<text:s/>名<text:s/>稱</text:p>
          </table:table-cell>
          <table:table-cell table:style-name="TableCell29">
            <text:p text:style-name="P30">廠<text:s/>商<text:s/>名<text:s/>稱</text:p>
          </table:table-cell>
          <table:table-cell table:style-name="TableCell31">
            <text:p text:style-name="P32">耐燃等級</text:p>
            <text:p text:style-name="P33">(防火時效)</text:p>
          </table:table-cell>
          <table:table-cell table:style-name="TableCell34">
            <text:p text:style-name="P35">裝修數量</text:p>
            <text:p text:style-name="P36">(㎡)</text:p>
          </table:table-cell>
          <table:table-cell table:style-name="TableCell37">
            <text:p text:style-name="P38">合格證明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p text:style-name="P193"/>
      <text:p text:style-name="P1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8.2687in" fo:page-height="11.6944in" style:print-orientation="portrait" fo:margin-top="0.5909in" fo:margin-left="0.5909in" fo:margin-bottom="0.5909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物 使 用 分 類</dc:title>
    <meta:initial-creator>de</meta:initial-creator>
    <dc:creator>林茂昌</dc:creator>
    <meta:creation-date>2018-11-14T05:57:00Z</meta:creation-date>
    <dc:date>2018-11-14T05:57:00Z</dc:date>
    <meta:print-date>2018-11-14T05:5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5" meta:character-count="301" meta:row-count="2" meta:non-whitespace-character-count="257"/>
  </office:meta>
</office:document-meta>
</file>